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2.3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87cm"/>
      <style:paragraph-properties style:writing-mode="lr-tb"/>
    </style:style>
    <style:style style:name="gr4" style:family="graphic" style:parent-style-name="standard">
      <style:graphic-properties svg:stroke-color="#0000ff" draw:fill="none" draw:textarea-horizontal-align="justify" draw:textarea-vertical-align="middle" draw:auto-grow-height="false" fo:min-height="1.05cm" fo:min-width="5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2.343cm"/>
      <style:paragraph-properties style:writing-mode="lr-tb"/>
    </style:style>
    <style:style style:name="gr6" style:family="graphic" style:parent-style-name="standard">
      <style:graphic-properties svg:stroke-color="#0000ff" draw:fill="none" draw:textarea-horizontal-align="justify" draw:textarea-vertical-align="middle" draw:auto-grow-height="false" fo:min-height="3.25cm" fo:min-width="2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8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9" style:family="graphic" style:parent-style-name="objectwithoutfill">
      <style:graphic-properties svg:stroke-color="#000000" draw:marker-end="Arrow" draw:fill="none" draw:textarea-vertical-align="middle"/>
    </style:style>
    <style:style style:name="gr10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cm" fo:min-width="1.1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45cm" fo:min-width="1.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1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0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395cm"/>
      <style:paragraph-properties style:writing-mode="lr-tb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2.1cm"/>
    </style:style>
    <style:style style:name="gr16" style:family="graphic" style:parent-style-name="standard">
      <style:graphic-properties svg:stroke-color="#008000" draw:fill="none" draw:textarea-horizontal-align="justify" draw:textarea-vertical-align="middle" draw:auto-grow-height="false" fo:min-height="1.45cm" fo:min-width="1.7cm"/>
    </style:style>
    <style:style style:name="gr17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0cm" fo:min-width="0.713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color="#0000ff" loext:opacity="100%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7" style:family="paragraph">
      <loext:graphic-properties draw:fill="none" draw:fill-color="#ffffff"/>
      <style:text-properties fo:color="#00ae00" loext:opacity="100%" fo:font-size="18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color="#0000ff" loext:opacity="100%" fo:font-size="18pt" style:font-size-asian="18pt" style:font-size-complex="18pt"/>
    </style:style>
    <style:style style:name="T3" style:family="text">
      <style:text-properties fo:color="#00ae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6cm" svg:x="6.6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14cm" svg:height="1.673cm" svg:x="7.8cm" svg:y="4.3cm">
          <draw:text-box>
            <text:p>Typical herd</text:p>
            <text:p>with N sows</text:p>
          </draw:text-box>
        </draw:frame>
        <draw:frame draw:style-name="gr3" draw:text-style-name="P3" draw:layer="layout" svg:width="5.387cm" svg:height="0.839cm" svg:x="6.9cm" svg:y="0.8cm">
          <draw:text-box>
            <text:p><text:span text:style-name="T1">gilts, boars, semen</text:span></text:p>
          </draw:text-box>
        </draw:frame>
        <draw:custom-shape draw:style-name="gr4" draw:text-style-name="P1" draw:layer="layout" svg:width="6.2cm" svg:height="1.3cm" svg:x="6.5cm" svg:y="0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43cm" svg:height="2.603cm" svg:x="1.5cm" svg:y="3.9cm">
          <draw:text-box>
            <text:p><text:span text:style-name="T1">housing</text:span></text:p>
            <text:p><text:span text:style-name="T1">feed</text:span></text:p>
            <text:p><text:span text:style-name="T1">veterinary</text:span></text:p>
            <text:p><text:span text:style-name="T1">housing</text:span></text:p>
          </draw:text-box>
        </draw:frame>
        <draw:custom-shape draw:style-name="gr6" draw:text-style-name="P1" draw:layer="layout" svg:width="3.3cm" svg:height="3.5cm" svg:x="1.3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912cm" svg:height="0.962cm" svg:x="2.1cm" svg:y="0.7cm">
          <draw:text-box>
            <text:p><text:span text:style-name="T2">Input</text:span></text:p>
          </draw:text-box>
        </draw:frame>
        <draw:line draw:style-name="gr8" draw:text-style-name="P1" draw:layer="layout" svg:x1="6.5cm" svg:y1="1.2cm" svg:x2="4.1cm" svg:y2="1.2cm">
          <text:p/>
        </draw:line>
        <draw:line draw:style-name="gr9" draw:text-style-name="P1" draw:layer="layout" svg:x1="3.1cm" svg:y1="1.6cm" svg:x2="3.1cm" svg:y2="3.5cm">
          <text:p/>
        </draw:line>
        <draw:custom-shape draw:style-name="gr10" draw:text-style-name="P1" draw:layer="layout" svg:width="2cm" svg:height="0.4cm" svg:x="4.6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7cm" svg:height="0.8cm" draw:transform="rotate (1.5707963267949) translate (9.2cm 3.6cm)">
          <text:p/>
          <draw:enhanced-geometry svg:viewBox="0 0 21600 21600" draw:mirror-vertical="true" draw:text-areas="0 ?f0 ?f5 ?f2" draw:type="right-arrow" draw:modifiers="14168.7366167024 4963.863447127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2.695cm" svg:height="1.427cm" svg:x="5.6cm" svg:y="7.9cm">
          <draw:text-box>
            <text:p text:style-name="P5"><text:span text:style-name="T1">slaughter</text:span></text:p>
            <text:p text:style-name="P5"><text:span text:style-name="T1">animals</text:span></text:p>
          </draw:text-box>
        </draw:frame>
        <draw:frame draw:style-name="gr13" draw:text-style-name="P6" draw:layer="layout" svg:width="1.599cm" svg:height="1.427cm" svg:x="9.001cm" svg:y="7.901cm">
          <draw:text-box>
            <text:p text:style-name="P5"><text:span text:style-name="T1">gilts</text:span></text:p>
            <text:p text:style-name="P5"><text:span text:style-name="T1">sold</text:span></text:p>
          </draw:text-box>
        </draw:frame>
        <draw:frame draw:style-name="gr14" draw:text-style-name="P6" draw:layer="layout" svg:width="1.895cm" svg:height="1.427cm" svg:x="11.301cm" svg:y="7.902cm">
          <draw:text-box>
            <text:p text:style-name="P5"><text:span text:style-name="T1">sows</text:span></text:p>
            <text:p text:style-name="P5"><text:span text:style-name="T1">culled</text:span></text:p>
          </draw:text-box>
        </draw:frame>
        <draw:custom-shape draw:style-name="gr15" draw:text-style-name="P1" draw:layer="layout" svg:width="2.6cm" svg:height="1.7cm" svg:x="5.7cm" svg:y="7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1.7cm" svg:x="8.6cm" svg:y="7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1.7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7cm" draw:transform="rotate (-1.5707963267949) translate (7.5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5cm" svg:height="0.7cm" draw:transform="rotate (-1.5707963267949) translate (10.099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5cm" svg:height="0.7cm" draw:transform="rotate (-1.5707963267949) translate (12.398cm 6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7" draw:layer="layout" svg:width="2.407cm" svg:height="0.962cm" svg:x="7.8cm" svg:y="10.5cm">
          <draw:text-box>
            <text:p><text:span text:style-name="T3">Output</text:span></text:p>
          </draw:text-box>
        </draw:frame>
        <draw:line draw:style-name="gr19" draw:text-style-name="P1" draw:layer="layout" svg:x1="8.9cm" svg:y1="10.6cm" svg:x2="7.6cm" svg:y2="9.5cm">
          <text:p/>
        </draw:line>
        <draw:line draw:style-name="gr19" draw:text-style-name="P1" draw:layer="layout" svg:x1="9.2cm" svg:y1="10.6cm" svg:x2="9.6cm" svg:y2="9.5cm">
          <text:p/>
        </draw:line>
        <draw:line draw:style-name="gr19" draw:text-style-name="P1" draw:layer="layout" svg:x1="9.6cm" svg:y1="10.6cm" svg:x2="11.8cm" svg:y2="9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7T05:04:47.923507356</dc:date>
    <meta:editing-duration>PT4M18S</meta:editing-duration>
    <meta:editing-cycles>4</meta:editing-cycles>
    <meta:generator>LibreOffice/7.2.5.2$MacOSX_X86_64 LibreOffice_project/499f9727c189e6ef3471021d6132d4c694f357e5</meta:generator>
    <meta:document-statistic meta:object-count="24"/>
  </office:meta>
</office:document-meta>
</file>